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89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263cm"/>
    </style:style>
    <style:style style:name="pr2" style:family="presentation" style:parent-style-name="Default-outline1">
      <style:graphic-properties fo:min-height="15.98cm"/>
    </style:style>
    <style:style style:name="pr3" style:family="presentation" style:parent-style-name="Default-outline1">
      <style:graphic-properties draw:stroke="none" draw:fill="none" fo:min-height="0.47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Tahoma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Freestyle Script'" style:font-family-generic="script" style:font-pitch="variable" fo:font-size="96pt" style:font-size-asian="96pt" style:font-size-complex="96pt"/>
    </style:style>
    <style:style style:name="P4" style:family="paragraph">
      <style:paragraph-properties fo:text-align="center"/>
      <style:text-properties fo:font-family="'Freestyle Script'" style:font-family-generic="script" style:font-pitch="variable"/>
    </style:style>
    <style:style style:name="P5" style:family="paragraph">
      <style:paragraph-properties fo:margin-top="0cm" fo:margin-bottom="0.3cm"/>
    </style:style>
    <style:style style:name="P6" style:family="paragraph">
      <style:paragraph-properties fo:margin-top="0cm" fo:margin-bottom="0.3cm"/>
      <style:text-properties fo:font-family="Tahoma" style:font-family-generic="swiss" style:font-pitch="variable" fo:font-size="10pt"/>
    </style:style>
    <style:style style:name="P7" style:family="paragraph">
      <style:paragraph-properties fo:text-align="center"/>
      <style:text-properties fo:font-family="Tahoma" style:font-family-generic="swiss" style:font-pitch="variable" fo:font-size="10pt"/>
    </style:style>
    <style:style style:name="P8" style:family="paragraph">
      <style:paragraph-properties fo:text-align="center"/>
      <style:text-properties fo:font-size="96pt"/>
    </style:style>
    <style:style style:name="P9" style:family="paragraph">
      <style:text-properties fo:font-size="20pt"/>
    </style:style>
    <style:style style:name="T1" style:family="text">
      <style:text-properties fo:font-family="Tahoma" style:font-family-generic="swiss" style:font-pitch="variable" fo:font-size="32pt"/>
    </style:style>
    <style:style style:name="T2" style:family="text">
      <style:text-properties fo:font-family="'Freestyle Script'" style:font-family-generic="script" style:font-pitch="variable" fo:font-size="96pt" style:font-size-asian="96pt" style:font-size-complex="96pt"/>
    </style:style>
    <style:style style:name="T3" style:family="text">
      <style:text-properties fo:font-family="Tahoma" style:font-family-generic="swiss" style:font-pitch="variable" fo:font-size="10pt" fo:font-weight="bold" style:font-weight-asian="bold" style:font-weight-complex="bold"/>
    </style:style>
    <style:style style:name="T4" style:family="text">
      <style:text-properties fo:font-family="Tahoma" style:font-family-generic="swiss" style:font-pitch="variable" fo:font-size="10pt" fo:font-weight="normal" style:font-weight-asian="normal" style:font-weight-complex="normal"/>
    </style:style>
    <style:style style:name="T5" style:family="text">
      <style:text-properties fo:font-family="Tahoma" style:font-family-generic="swiss" style:font-pitch="variable"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Tahoma" style:font-family-generic="swiss" style:font-pitch="variable" fo:font-size="10pt" fo:font-weight="normal" style:font-size-asian="12pt" style:font-weight-asian="normal" style:font-size-complex="12pt" style:font-weight-complex="normal"/>
    </style:style>
    <style:style style:name="T7" style:family="text">
      <style:text-properties fo:font-family="Tahoma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family="Tahoma" style:font-family-generic="swiss" style:font-pitch="variable" fo:font-size="10pt"/>
    </style:style>
    <style:style style:name="T9" style:family="text">
      <style:text-properties fo:font-family="Tahoma" style:font-family-generic="swiss" style:font-pitch="variable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1cm" svg:height="3.263cm" svg:x="6.6cm" svg:y="0.137cm" presentation:class="title" presentation:user-transformed="true">
          <draw:text-box>
            <text:p><text:span text:style-name="T1">GroupBuild</text:span></text:p>
          </draw:text-box>
        </draw:frame>
        <draw:frame draw:style-name="gr1" draw:text-style-name="P3" draw:layer="layout" svg:width="2.95cm" svg:height="4.239cm" draw:transform="rotate (0.418529954628161) translate (-0.544cm 0.44cm)">
          <draw:text-box>
            <text:p text:style-name="P2"><text:span text:style-name="T2">g</text:span></text:p>
          </draw:text-box>
        </draw:frame>
        <draw:frame draw:style-name="gr1" draw:text-style-name="P3" draw:layer="layout" svg:width="2.949cm" svg:height="4.239cm" draw:transform="rotate (-2.72288816603703) translate (3.618cm 3.635cm)">
          <draw:text-box>
            <text:p text:style-name="P2"><text:span text:style-name="T2">g</text:span></text:p>
          </draw:text-box>
        </draw:frame>
        <draw:circle draw:style-name="gr2" draw:text-style-name="P4" draw:layer="layout" svg:width="2.106cm" svg:height="2.106cm" svg:x="0.479cm" svg:y="0.94cm">
          <text:p/>
        </draw:circle>
        <draw:frame presentation:style-name="pr2" draw:text-style-name="P6" draw:layer="layout" svg:width="25.199cm" svg:height="15.98cm" svg:x="1.401cm" svg:y="4.114cm" presentation:class="outline" presentation:user-transformed="true">
          <draw:text-box>
            <text:list text:style-name="L2">
              <text:list-item>
                <text:p text:style-name="P5"><text:span text:style-name="T3">Presumed Need: <text:s/></text:span><text:span text:style-name="T4">A trustworthy group-management platform to help organize the peaceful dissent required by Democracy. </text:span></text:p>
                <text:p text:style-name="P5"><text:span text:style-name="T4"/></text:p>
              </text:list-item>
              <text:list-item>
                <text:p text:style-name="P5"><text:span text:style-name="T3">Why Needed?</text:span></text:p>
                <text:list>
                  <text:list-item>
                    <text:p><text:span text:style-name="T4">Campaigns by post-truth media, (mainstream and social), are spreading politicized disinformation, propaganda and fear. </text:span></text:p>
                  </text:list-item>
                  <text:list-item>
                    <text:p><text:span text:style-name="T4">Autocrats, dictators and extremists are overcoming the information systems that Democracies rely on to fairly-inform their voters.</text:span></text:p>
                  </text:list-item>
                  <text:list-item>
                    <text:p><text:span text:style-name="T4">Privacy is increasingly invaded, allowing bad actors to target individuals more aggressively. </text:span></text:p>
                  </text:list-item>
                  <text:list-item>
                    <text:p><text:span text:style-name="T4">Public opinion is increasingly manipulated.</text:span></text:p>
                  </text:list-item>
                  <text:list-item>
                    <text:p><text:span text:style-name="T4">Voting systems are increasingly unreliable.</text:span></text:p>
                  </text:list-item>
                  <text:list-item>
                    <text:p><text:span text:style-name="T4">Democracy is being broken by powerful influencers who (directly and indirectly) disenfranchise the people. </text:span></text:p>
                  </text:list-item>
                  <text:list-item>
                    <text:p><text:span text:style-name="T4">Democracies only die, if the people who watch, remain deprived of truthful communication, and a unified voice. </text:span></text:p>
                    <text:p text:style-name="P5"><text:span text:style-name="T4"/></text:p>
                  </text:list-item>
                </text:list>
              </text:list-item>
              <text:list-item>
                <text:p><text:span text:style-name="T3">Solution Challenges:</text:span></text:p>
                <text:list>
                  <text:list-item>
                    <text:p><text:span text:style-name="T4">Difficult to attract/sustain volunteers into ground-up political causes, especially if marginalized by state-funded or darkly-monetized competition.</text:span></text:p>
                  </text:list-item>
                  <text:list-item>
                    <text:p><text:span text:style-name="T4">Existing apps for volunteer crowdsourcing are de-focused by r-selected users and the inherent churn of the newly onboarded.</text:span></text:p>
                  </text:list-item>
                  <text:list-item>
                    <text:p><text:span text:style-name="T4">Charity-Fundraiser platforms are not suitable for political dissenters, they do not organize viral demonstrations, instead they assist slow and expensive onboarding via an educational sales approach, and silo-cratic workflows.</text:span></text:p>
                  </text:list-item>
                  <text:list-item>
                    <text:p><text:span text:style-name="T4">There is no one-stop-shop for regular folk to “get their heads-together”, </text:span><text:span text:style-name="T5">before</text:span><text:span text:style-name="T4"> agreeing mission/strategy, membership, rules, funds, etc</text:span><text:span text:style-name="T6">.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10.376cm" svg:height="0.476cm" svg:x="8.624cm" svg:y="2.744cm">
          <draw:text-box>
            <text:p text:style-name="P2"><text:span text:style-name="T6">Rick Ballard, Startup Ideation, October 9, 202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14.1cm" svg:height="3.263cm" svg:x="6.6cm" svg:y="0.137cm" presentation:class="title" presentation:user-transformed="true">
          <draw:text-box>
            <text:p><text:span text:style-name="T1">Minimum Viable Product</text:span></text:p>
          </draw:text-box>
        </draw:frame>
        <draw:frame draw:style-name="gr1" draw:text-style-name="P3" draw:layer="layout" svg:width="2.95cm" svg:height="4.239cm" draw:transform="rotate (0.418529954628161) translate (-0.544cm 0.44cm)">
          <draw:text-box>
            <text:p text:style-name="P8"><text:span text:style-name="T2">g</text:span></text:p>
          </draw:text-box>
        </draw:frame>
        <draw:frame draw:style-name="gr1" draw:text-style-name="P3" draw:layer="layout" svg:width="2.949cm" svg:height="4.239cm" draw:transform="rotate (-2.72288816603703) translate (3.618cm 3.635cm)">
          <draw:text-box>
            <text:p text:style-name="P8"><text:span text:style-name="T2">g</text:span></text:p>
          </draw:text-box>
        </draw:frame>
        <draw:circle draw:style-name="gr2" draw:text-style-name="P4" draw:layer="layout" svg:width="2.106cm" svg:height="2.106cm" svg:x="0.479cm" svg:y="0.94cm">
          <text:p/>
        </draw:circle>
        <draw:frame presentation:style-name="pr2" draw:text-style-name="P6" draw:layer="layout" svg:width="25.199cm" svg:height="15.98cm" svg:x="1.401cm" svg:y="4.114cm" presentation:class="outline" presentation:user-transformed="true">
          <draw:text-box>
            <text:list text:style-name="L2">
              <text:list-item>
                <text:p text:style-name="P5"><text:span text:style-name="T3">MVP's working name is currently </text:span><text:span text:style-name="T5">GroupBuild</text:span><text:span text:style-name="T7"> (we have it as .com and .org)</text:span></text:p>
                <text:list>
                  <text:list-item>
                    <text:p><text:span text:style-name="T8">GB is a free messenger app, with unique e2e-security that is fully-disconnected from users' personal (IRL) identities. </text:span></text:p>
                  </text:list-item>
                  <text:list-item>
                    <text:p><text:span text:style-name="T8">User creates a pseudo-identity, (no personal data stored), using a standard-format profile that must remain peer-endorsed for validation. </text:span></text:p>
                  </text:list-item>
                  <text:list-item>
                    <text:p><text:span text:style-name="T8">Users are either invited, or they request an invite via a graphics-quiz that resembles a personality test game using facial expressions. </text:span></text:p>
                  </text:list-item>
                  <text:list-item>
                    <text:p><text:span text:style-name="T8">App-misuse, by anonymous identities, is prevented by sponsor-approval of their initial posts, and rapid response to warning-flags. </text:span></text:p>
                  </text:list-item>
                  <text:list-item>
                    <text:p><text:span text:style-name="T9">All Groups will self-manage via Democratic voting, e.g. Either/Or Clap-Voting and majority-rules, and/or other voting systems.</text:span></text:p>
                  </text:list-item>
                  <text:list-item>
                    <text:p><text:span text:style-name="T4">Elected Group Leader(s) MUST use this voting system for all Group decisions, plus default rules list, e.g. no negging, inclusivity, equitability, etc.</text:span></text:p>
                  </text:list-item>
                  <text:list-item>
                    <text:p><text:span text:style-name="T8">Group Leader(s) have edit-authority for Group's micro-site which must retain GB's standard structure and brand.</text:span></text:p>
                  </text:list-item>
                  <text:list-item>
                    <text:p><text:span text:style-name="T9">Each mini-site presents a consensus mission statement, member expectations, vote-history, activity stats and requests for skills/resources.</text:span></text:p>
                  </text:list-item>
                  <text:list-item>
                    <text:p><text:span text:style-name="T9">Brand-related icons will show Group-member status/activity, e.g. leader, observer, monitor, editor, event organizers, etc.</text:span></text:p>
                  </text:list-item>
                  <text:list-item>
                    <text:p><text:span text:style-name="T8">Resource page for FAQs, mobilization marketing collateral, how-to protests/rally, example support station setups, campaign best practices, etc.</text:span></text:p>
                  </text:list-item>
                  <text:list-item>
                    <text:p><text:span text:style-name="T8">Where possible, avoid reinventing the wheel... <text:s/>Telegram (Russia) may be a key case-study, CMS's may be licensed, software may be borrowed from Bluesky, Substack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14.1cm" svg:height="3.263cm" svg:x="6.6cm" svg:y="0.137cm" presentation:class="title" presentation:user-transformed="true">
          <draw:text-box>
            <text:p><text:span text:style-name="T1">Business Case</text:span></text:p>
          </draw:text-box>
        </draw:frame>
        <draw:frame draw:style-name="gr1" draw:text-style-name="P3" draw:layer="layout" svg:width="2.95cm" svg:height="4.239cm" draw:transform="rotate (0.418529954628161) translate (-0.544cm 0.44cm)">
          <draw:text-box>
            <text:p text:style-name="P8"><text:span text:style-name="T2">g</text:span></text:p>
          </draw:text-box>
        </draw:frame>
        <draw:frame draw:style-name="gr1" draw:text-style-name="P3" draw:layer="layout" svg:width="2.949cm" svg:height="4.239cm" draw:transform="rotate (-2.72288816603703) translate (3.618cm 3.635cm)">
          <draw:text-box>
            <text:p text:style-name="P8"><text:span text:style-name="T2">g</text:span></text:p>
          </draw:text-box>
        </draw:frame>
        <draw:circle draw:style-name="gr2" draw:text-style-name="P4" draw:layer="layout" svg:width="2.106cm" svg:height="2.106cm" svg:x="0.479cm" svg:y="0.94cm">
          <text:p/>
        </draw:circle>
        <draw:frame presentation:style-name="pr2" draw:text-style-name="P6" draw:layer="layout" svg:width="25.199cm" svg:height="15.98cm" svg:x="1.401cm" svg:y="4.114cm" presentation:class="outline" presentation:user-transformed="true">
          <draw:text-box>
            <text:list text:style-name="L2">
              <text:list-item>
                <text:p text:style-name="P5"><text:span text:style-name="T3">Business Model</text:span></text:p>
                <text:list>
                  <text:list-item>
                    <text:p text:style-name="P5"><text:span text:style-name="T6">Prove MVP via secretive test market, perhaps using an adjacent use case (e.g. game-app, event-scheduling, charitable fundraising). <text:s/></text:span></text:p>
                  </text:list-item>
                  <text:list-item>
                    <text:p><text:span text:style-name="T6">Mostly open source, with open-API's so independents can contribute to code base, but core messaging/identity module is proprietary.</text:span></text:p>
                  </text:list-item>
                  <text:list-item>
                    <text:p><text:span text:style-name="T6">Obtain global copy-protections for workflow-related intellectual properties, as soon as the workflows appear viral. </text:span></text:p>
                  </text:list-item>
                  <text:list-item>
                    <text:p><text:span text:style-name="T6">Introduce advertising revenues after US-launch, e.g. banner space for health and feelgood brands.</text:span></text:p>
                  </text:list-item>
                  <text:list-item>
                    <text:p><text:span text:style-name="T6">Then introduce pay-to-use proxy addresses and trust accounts, which are also set up to preserve users' IRL-identities. <text:s/></text:span></text:p>
                  </text:list-item>
                  <text:list-item>
                    <text:p><text:span text:style-name="T6">Solicit no-strings sponsorship from wealthy donors, e.g. hands-off PAC's (Political Action Groups), benevolent corporations.</text:span></text:p>
                  </text:list-item>
                  <text:list-item>
                    <text:p text:style-name="P5"><text:span text:style-name="T6">Provide call-to-action partnerships to adjacent apps, e.g. other messaging apps, media, journalist blog-platforms, Youtub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ne Ballard</meta:initial-creator>
    <meta:creation-date>2024-10-08T15:11:03.35</meta:creation-date>
    <meta:editing-duration>PT8H17M4S</meta:editing-duration>
    <meta:editing-cycles>4</meta:editing-cycles>
    <dc:date>2025-04-15T20:01:34.91</dc:date>
    <dc:creator>Christine Ballard</dc:creator>
    <meta:generator>OpenOffice/4.1.15$Win32 OpenOffice.org_project/4115m2$Build-9813</meta:generator>
    <meta:document-statistic meta:object-count="43"/>
  </office:meta>
</office:document-meta>
</file>